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8">
            <text:p>P-1688</text:p>
          </table:table-cell>
          <table:table-cell office:value-type="float" office:value="39.052">
            <text:p>39.052</text:p>
          </table:table-cell>
          <table:table-cell office:value-type="float" office:value="-75.39">
            <text:p>-75.39</text:p>
          </table:table-cell>
          <table:table-cell office:value-type="float" office:value="2999.0">
            <text:p>2999.0</text:p>
          </table:table-cell>
          <table:table-cell office:value-type="float" office:value="59.0">
            <text:p>59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2">
            <text:p>-6.0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48">
            <text:p>TEM-148</text:p>
          </table:table-cell>
          <table:table-cell office:value-type="float" office:value="39.136">
            <text:p>39.136</text:p>
          </table:table-cell>
          <table:table-cell office:value-type="float" office:value="-75.403">
            <text:p>-75.403</text:p>
          </table:table-cell>
          <table:table-cell office:value-type="float" office:value="3450.0">
            <text:p>3450.0</text:p>
          </table:table-cell>
          <table:table-cell office:value-type="float" office:value="100.0">
            <text:p>100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.4828">
            <text:p>-5.4828</text:p>
          </table:table-cell>
          <table:table-cell office:value-type="float" office:value="0.5972">
            <text:p>0.5972</text:p>
          </table:table-cell>
          <table:table-cell office:value-type="float" office:value="0.5972">
            <text:p>0.5972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72">
            <text:p>TEM-172</text:p>
          </table:table-cell>
          <table:table-cell office:value-type="float" office:value="39.125">
            <text:p>39.125</text:p>
          </table:table-cell>
          <table:table-cell office:value-type="float" office:value="-75.321">
            <text:p>-75.321</text:p>
          </table:table-cell>
          <table:table-cell office:value-type="float" office:value="2020.0">
            <text:p>202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175">
            <text:p>-5.175</text:p>
          </table:table-cell>
          <table:table-cell office:value-type="float" office:value="0.5824">
            <text:p>0.5824</text:p>
          </table:table-cell>
          <table:table-cell office:value-type="float" office:value="0.5824">
            <text:p>0.5824</text:p>
          </table:table-cell>
          <table:table-cell office:value-type="string" office:value="Marx1981,EngelhartHorton2012">
            <text:p>Marx1981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DC-3_c">
            <text:p>DC-3_c</text:p>
          </table:table-cell>
          <table:table-cell office:value-type="float" office:value="39.302">
            <text:p>39.302</text:p>
          </table:table-cell>
          <table:table-cell office:value-type="float" office:value="-75.598">
            <text:p>-75.598</text:p>
          </table:table-cell>
          <table:table-cell office:value-type="float" office:value="1370.0">
            <text:p>137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1">
            <text:p>-2.71</text:p>
          </table:table-cell>
          <table:table-cell office:value-type="float" office:value="0.8057">
            <text:p>0.8057</text:p>
          </table:table-cell>
          <table:table-cell office:value-type="float" office:value="0.8057">
            <text:p>0.8057</text:p>
          </table:table-cell>
          <table:table-cell office:value-type="string" office:value="RogersPizzuto1994,EngelhartHorton2012">
            <text:p>RogersPizzuto1994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TEM-173">
            <text:p>TEM-173</text:p>
          </table:table-cell>
          <table:table-cell office:value-type="float" office:value="39.18">
            <text:p>39.18</text:p>
          </table:table-cell>
          <table:table-cell office:value-type="float" office:value="-75.403">
            <text:p>-75.403</text:p>
          </table:table-cell>
          <table:table-cell office:value-type="float" office:value="2490.0">
            <text:p>249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055">
            <text:p>-6.055</text:p>
          </table:table-cell>
          <table:table-cell office:value-type="float" office:value="0.6001">
            <text:p>0.6001</text:p>
          </table:table-cell>
          <table:table-cell office:value-type="float" office:value="0.6001">
            <text:p>0.6001</text:p>
          </table:table-cell>
          <table:table-cell office:value-type="string" office:value="Marx1981,EngelhartHorton2012">
            <text:p>Marx1981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nner_Delaware-1">
            <text:p>Inner_Delaware-1</text:p>
          </table:table-cell>
          <table:table-cell office:value-type="float" office:value="39.243">
            <text:p>39.243</text:p>
          </table:table-cell>
          <table:table-cell office:value-type="float" office:value="-75.584">
            <text:p>-75.584</text:p>
          </table:table-cell>
          <table:table-cell office:value-type="float" office:value="3515.0">
            <text:p>3515.0</text:p>
          </table:table-cell>
          <table:table-cell office:value-type="float" office:value="85.0">
            <text:p>85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846">
            <text:p>-1.0846</text:p>
          </table:table-cell>
          <table:table-cell office:value-type="float" office:value="0.5354">
            <text:p>0.5354</text:p>
          </table:table-cell>
          <table:table-cell office:value-type="float" office:value="0.5354">
            <text:p>0.5354</text:p>
          </table:table-cell>
          <table:table-cell office:value-type="string" office:value="RogersPizzuto1994,EngelhartHorton2012">
            <text:p>RogersPizzuto1994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59">
            <text:p>Beta-176159</text:p>
          </table:table-cell>
          <table:table-cell office:value-type="float" office:value="39.071">
            <text:p>39.071</text:p>
          </table:table-cell>
          <table:table-cell office:value-type="float" office:value="-75.431">
            <text:p>-75.431</text:p>
          </table:table-cell>
          <table:table-cell office:value-type="float" office:value="3930.0">
            <text:p>3930.0</text:p>
          </table:table-cell>
          <table:table-cell office:value-type="float" office:value="80.0">
            <text:p>8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54">
            <text:p>-6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5">
            <text:p>GrN-18995</text:p>
          </table:table-cell>
          <table:table-cell office:value-type="float" office:value="39.251">
            <text:p>39.251</text:p>
          </table:table-cell>
          <table:table-cell office:value-type="float" office:value="-75.469">
            <text:p>-75.469</text:p>
          </table:table-cell>
          <table:table-cell office:value-type="float" office:value="1160.0">
            <text:p>116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1">
            <text:p>-2.81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205">
            <text:p>I-5205</text:p>
          </table:table-cell>
          <table:table-cell office:value-type="float" office:value="38.886">
            <text:p>38.886</text:p>
          </table:table-cell>
          <table:table-cell office:value-type="float" office:value="-75.265">
            <text:p>-75.265</text:p>
          </table:table-cell>
          <table:table-cell office:value-type="float" office:value="2560.0">
            <text:p>2560.0</text:p>
          </table:table-cell>
          <table:table-cell office:value-type="float" office:value="95.0">
            <text:p>95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3">
            <text:p>-3.43</text:p>
          </table:table-cell>
          <table:table-cell office:value-type="float" office:value="0.7927">
            <text:p>0.7927</text:p>
          </table:table-cell>
          <table:table-cell office:value-type="float" office:value="0.7927">
            <text:p>0.7927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9205">
            <text:p>Beta-179205</text:p>
          </table:table-cell>
          <table:table-cell office:value-type="float" office:value="39.082">
            <text:p>39.082</text:p>
          </table:table-cell>
          <table:table-cell office:value-type="float" office:value="-75.445">
            <text:p>-75.445</text:p>
          </table:table-cell>
          <table:table-cell office:value-type="float" office:value="230.0">
            <text:p>2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6336">
            <text:p>-0.6336</text:p>
          </table:table-cell>
          <table:table-cell office:value-type="float" office:value="0.5164">
            <text:p>0.5164</text:p>
          </table:table-cell>
          <table:table-cell office:value-type="float" office:value="0.5164">
            <text:p>0.5164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30">
            <text:p>I-9230</text:p>
          </table:table-cell>
          <table:table-cell office:value-type="float" office:value="38.905">
            <text:p>38.905</text:p>
          </table:table-cell>
          <table:table-cell office:value-type="float" office:value="-75.296">
            <text:p>-75.296</text:p>
          </table:table-cell>
          <table:table-cell office:value-type="float" office:value="720.0">
            <text:p>72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6">
            <text:p>-1.36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7237">
            <text:p>Beta-117237</text:p>
          </table:table-cell>
          <table:table-cell office:value-type="float" office:value="39.243">
            <text:p>39.243</text:p>
          </table:table-cell>
          <table:table-cell office:value-type="float" office:value="-75.442">
            <text:p>-75.442</text:p>
          </table:table-cell>
          <table:table-cell office:value-type="float" office:value="3430.0">
            <text:p>343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86">
            <text:p>-6.8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7239">
            <text:p>Beta-117239</text:p>
          </table:table-cell>
          <table:table-cell office:value-type="float" office:value="39.246">
            <text:p>39.246</text:p>
          </table:table-cell>
          <table:table-cell office:value-type="float" office:value="-75.411">
            <text:p>-75.411</text:p>
          </table:table-cell>
          <table:table-cell office:value-type="float" office:value="4490.0">
            <text:p>449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1.52">
            <text:p>-11.52</text:p>
          </table:table-cell>
          <table:table-cell office:value-type="float" office:value="0.7949">
            <text:p>0.7949</text:p>
          </table:table-cell>
          <table:table-cell office:value-type="float" office:value="0.7949">
            <text:p>0.794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29">
            <text:p>I-5929</text:p>
          </table:table-cell>
          <table:table-cell office:value-type="float" office:value="39.177">
            <text:p>39.177</text:p>
          </table:table-cell>
          <table:table-cell office:value-type="float" office:value="-75.408">
            <text:p>-75.408</text:p>
          </table:table-cell>
          <table:table-cell office:value-type="float" office:value="2945.0">
            <text:p>294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6707">
            <text:p>-4.6707</text:p>
          </table:table-cell>
          <table:table-cell office:value-type="float" office:value="0.6093">
            <text:p>0.6093</text:p>
          </table:table-cell>
          <table:table-cell office:value-type="float" office:value="0.6093">
            <text:p>0.609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30">
            <text:p>I-5930</text:p>
          </table:table-cell>
          <table:table-cell office:value-type="float" office:value="38.922">
            <text:p>38.922</text:p>
          </table:table-cell>
          <table:table-cell office:value-type="float" office:value="-75.313">
            <text:p>-75.313</text:p>
          </table:table-cell>
          <table:table-cell office:value-type="float" office:value="5345.0">
            <text:p>534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1.1509">
            <text:p>1.1509</text:p>
          </table:table-cell>
          <table:table-cell office:value-type="float" office:value="1.1509">
            <text:p>1.150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55">
            <text:p>I-5955</text:p>
          </table:table-cell>
          <table:table-cell office:value-type="float" office:value="39.125">
            <text:p>39.125</text:p>
          </table:table-cell>
          <table:table-cell office:value-type="float" office:value="-75.321">
            <text:p>-75.321</text:p>
          </table:table-cell>
          <table:table-cell office:value-type="float" office:value="4090.0">
            <text:p>40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1">
            <text:p>-8.31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94">
            <text:p>I-5994</text:p>
          </table:table-cell>
          <table:table-cell office:value-type="float" office:value="39.056">
            <text:p>39.056</text:p>
          </table:table-cell>
          <table:table-cell office:value-type="float" office:value="-75.394">
            <text:p>-75.394</text:p>
          </table:table-cell>
          <table:table-cell office:value-type="float" office:value="7730.0">
            <text:p>773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0.79">
            <text:p>-20.79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589">
            <text:p>I-6589</text:p>
          </table:table-cell>
          <table:table-cell office:value-type="float" office:value="39.32">
            <text:p>39.32</text:p>
          </table:table-cell>
          <table:table-cell office:value-type="float" office:value="-75.483">
            <text:p>-75.483</text:p>
          </table:table-cell>
          <table:table-cell office:value-type="float" office:value="6835.0">
            <text:p>683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3.803">
            <text:p>-13.803</text:p>
          </table:table-cell>
          <table:table-cell office:value-type="float" office:value="0.627">
            <text:p>0.627</text:p>
          </table:table-cell>
          <table:table-cell office:value-type="float" office:value="0.627">
            <text:p>0.627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674">
            <text:p>I-6674</text:p>
          </table:table-cell>
          <table:table-cell office:value-type="float" office:value="39.087">
            <text:p>39.087</text:p>
          </table:table-cell>
          <table:table-cell office:value-type="float" office:value="-75.228">
            <text:p>-75.228</text:p>
          </table:table-cell>
          <table:table-cell office:value-type="float" office:value="2685.0">
            <text:p>2685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1.4956">
            <text:p>-11.4956</text:p>
          </table:table-cell>
          <table:table-cell office:value-type="float" office:value="0.5156">
            <text:p>0.5156</text:p>
          </table:table-cell>
          <table:table-cell office:value-type="float" office:value="0.5156">
            <text:p>0.515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3">
            <text:p>GrN-18993</text:p>
          </table:table-cell>
          <table:table-cell office:value-type="float" office:value="39.247">
            <text:p>39.247</text:p>
          </table:table-cell>
          <table:table-cell office:value-type="float" office:value="-75.469">
            <text:p>-75.469</text:p>
          </table:table-cell>
          <table:table-cell office:value-type="float" office:value="3660.0">
            <text:p>36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7932">
            <text:p>0.7932</text:p>
          </table:table-cell>
          <table:table-cell office:value-type="float" office:value="0.7932">
            <text:p>0.7932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6675">
            <text:p>I-6675</text:p>
          </table:table-cell>
          <table:table-cell office:value-type="float" office:value="39.087">
            <text:p>39.087</text:p>
          </table:table-cell>
          <table:table-cell office:value-type="float" office:value="-75.228">
            <text:p>-75.228</text:p>
          </table:table-cell>
          <table:table-cell office:value-type="float" office:value="2855.0">
            <text:p>2855.0</text:p>
          </table:table-cell>
          <table:table-cell office:value-type="float" office:value="90.0">
            <text:p>90.0</text:p>
          </table:table-cell>
          <table:table-cell office:value-type="string" office:value="Marine shell">
            <text:p>Marine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1.6744">
            <text:p>-11.6744</text:p>
          </table:table-cell>
          <table:table-cell office:value-type="float" office:value="0.5144">
            <text:p>0.5144</text:p>
          </table:table-cell>
          <table:table-cell office:value-type="float" office:value="0.5144">
            <text:p>0.514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7401">
            <text:p>Beta-177401</text:p>
          </table:table-cell>
          <table:table-cell office:value-type="float" office:value="39.09">
            <text:p>39.09</text:p>
          </table:table-cell>
          <table:table-cell office:value-type="float" office:value="-75.458">
            <text:p>-75.458</text:p>
          </table:table-cell>
          <table:table-cell office:value-type="float" office:value="3790.0">
            <text:p>3790.0</text:p>
          </table:table-cell>
          <table:table-cell office:value-type="float" office:value="40.0">
            <text:p>40.0</text:p>
          </table:table-cell>
          <table:table-cell office:value-type="string" office:value="Plant">
            <text:p>Pla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1283">
            <text:p>-7.1283</text:p>
          </table:table-cell>
          <table:table-cell office:value-type="float" office:value="0.5217">
            <text:p>0.5217</text:p>
          </table:table-cell>
          <table:table-cell office:value-type="float" office:value="0.5217">
            <text:p>0.5217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60">
            <text:p>Beta-176160</text:p>
          </table:table-cell>
          <table:table-cell office:value-type="float" office:value="39.073">
            <text:p>39.073</text:p>
          </table:table-cell>
          <table:table-cell office:value-type="float" office:value="-75.423">
            <text:p>-75.423</text:p>
          </table:table-cell>
          <table:table-cell office:value-type="float" office:value="2790.0">
            <text:p>279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4">
            <text:p>-7.34</text:p>
          </table:table-cell>
          <table:table-cell office:value-type="float" office:value="0.7958">
            <text:p>0.7958</text:p>
          </table:table-cell>
          <table:table-cell office:value-type="float" office:value="0.7958">
            <text:p>0.7958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0">
            <text:p>Beta-118800</text:p>
          </table:table-cell>
          <table:table-cell office:value-type="float" office:value="39.429">
            <text:p>39.429</text:p>
          </table:table-cell>
          <table:table-cell office:value-type="float" office:value="-75.457">
            <text:p>-75.457</text:p>
          </table:table-cell>
          <table:table-cell office:value-type="float" office:value="1770.0">
            <text:p>177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799">
            <text:p>Beta-118799</text:p>
          </table:table-cell>
          <table:table-cell office:value-type="float" office:value="39.253">
            <text:p>39.253</text:p>
          </table:table-cell>
          <table:table-cell office:value-type="float" office:value="-75.46">
            <text:p>-75.46</text:p>
          </table:table-cell>
          <table:table-cell office:value-type="float" office:value="970.0">
            <text:p>9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1">
            <text:p>-1.51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28">
            <text:p>I-9228</text:p>
          </table:table-cell>
          <table:table-cell office:value-type="float" office:value="38.926">
            <text:p>38.926</text:p>
          </table:table-cell>
          <table:table-cell office:value-type="float" office:value="-75.322">
            <text:p>-75.322</text:p>
          </table:table-cell>
          <table:table-cell office:value-type="float" office:value="1690.0">
            <text:p>1690.0</text:p>
          </table:table-cell>
          <table:table-cell office:value-type="float" office:value="85.0">
            <text:p>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7">
            <text:p>-2.37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9229">
            <text:p>I-9229</text:p>
          </table:table-cell>
          <table:table-cell office:value-type="float" office:value="38.929">
            <text:p>38.929</text:p>
          </table:table-cell>
          <table:table-cell office:value-type="float" office:value="-75.319">
            <text:p>-75.319</text:p>
          </table:table-cell>
          <table:table-cell office:value-type="float" office:value="285.0">
            <text:p>28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671">
            <text:p>1.0671</text:p>
          </table:table-cell>
          <table:table-cell office:value-type="float" office:value="0.6071">
            <text:p>0.6071</text:p>
          </table:table-cell>
          <table:table-cell office:value-type="float" office:value="0.6071">
            <text:p>0.6071</text:p>
          </table:table-cell>
          <table:table-cell office:value-type="string" office:value="Kraft1976,EngelhartHorton2012">
            <text:p>Kraft197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2">
            <text:p>Beta-118802</text:p>
          </table:table-cell>
          <table:table-cell office:value-type="float" office:value="39.235">
            <text:p>39.235</text:p>
          </table:table-cell>
          <table:table-cell office:value-type="float" office:value="-75.436">
            <text:p>-75.436</text:p>
          </table:table-cell>
          <table:table-cell office:value-type="float" office:value="2880.0">
            <text:p>288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25">
            <text:p>-5.25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76158">
            <text:p>Beta-176158</text:p>
          </table:table-cell>
          <table:table-cell office:value-type="float" office:value="39.082">
            <text:p>39.082</text:p>
          </table:table-cell>
          <table:table-cell office:value-type="float" office:value="-75.44500000000001">
            <text:p>-75.44500000000001</text:p>
          </table:table-cell>
          <table:table-cell office:value-type="float" office:value="4170.0">
            <text:p>4170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0.7977">
            <text:p>0.7977</text:p>
          </table:table-cell>
          <table:table-cell office:value-type="float" office:value="0.7977">
            <text:p>0.7977</text:p>
          </table:table-cell>
          <table:table-cell office:value-type="string" office:value="LeorriEtal2006,EngelhartHorton2012">
            <text:p>LeorriEtal2006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N-18994">
            <text:p>GrN-18994</text:p>
          </table:table-cell>
          <table:table-cell office:value-type="float" office:value="39.251">
            <text:p>39.251</text:p>
          </table:table-cell>
          <table:table-cell office:value-type="float" office:value="-75.469">
            <text:p>-75.469</text:p>
          </table:table-cell>
          <table:table-cell office:value-type="float" office:value="2030.0">
            <text:p>203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14">
            <text:p>-3.14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I-5927">
            <text:p>I-5927</text:p>
          </table:table-cell>
          <table:table-cell office:value-type="float" office:value="39.056">
            <text:p>39.056</text:p>
          </table:table-cell>
          <table:table-cell office:value-type="float" office:value="-75.394">
            <text:p>-75.394</text:p>
          </table:table-cell>
          <table:table-cell office:value-type="float" office:value="5205.0">
            <text:p>520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54">
            <text:p>-16.54</text:p>
          </table:table-cell>
          <table:table-cell office:value-type="float" office:value="0.8633">
            <text:p>0.8633</text:p>
          </table:table-cell>
          <table:table-cell office:value-type="float" office:value="0.8633">
            <text:p>0.863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6">
            <text:p>P-1686</text:p>
          </table:table-cell>
          <table:table-cell office:value-type="float" office:value="39.052">
            <text:p>39.052</text:p>
          </table:table-cell>
          <table:table-cell office:value-type="float" office:value="-75.39">
            <text:p>-75.39</text:p>
          </table:table-cell>
          <table:table-cell office:value-type="float" office:value="1950.0">
            <text:p>1950.0</text:p>
          </table:table-cell>
          <table:table-cell office:value-type="float" office:value="55.0">
            <text:p>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798">
            <text:p>0.798</text:p>
          </table:table-cell>
          <table:table-cell office:value-type="float" office:value="0.798">
            <text:p>0.79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5">
            <text:p>P-1685</text:p>
          </table:table-cell>
          <table:table-cell office:value-type="float" office:value="39.051">
            <text:p>39.051</text:p>
          </table:table-cell>
          <table:table-cell office:value-type="float" office:value="-75.3939">
            <text:p>-75.3939</text:p>
          </table:table-cell>
          <table:table-cell office:value-type="float" office:value="3314.0">
            <text:p>3314.0</text:p>
          </table:table-cell>
          <table:table-cell office:value-type="float" office:value="63.0">
            <text:p>63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85">
            <text:p>-5.8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P-1687">
            <text:p>P-1687</text:p>
          </table:table-cell>
          <table:table-cell office:value-type="float" office:value="39.049">
            <text:p>39.049</text:p>
          </table:table-cell>
          <table:table-cell office:value-type="float" office:value="-75.388">
            <text:p>-75.388</text:p>
          </table:table-cell>
          <table:table-cell office:value-type="float" office:value="1952.0">
            <text:p>1952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1">
            <text:p>-2.21</text:p>
          </table:table-cell>
          <table:table-cell office:value-type="float" office:value="0.8466">
            <text:p>0.8466</text:p>
          </table:table-cell>
          <table:table-cell office:value-type="float" office:value="0.8466">
            <text:p>0.846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3">
            <text:p>Beta-118803</text:p>
          </table:table-cell>
          <table:table-cell office:value-type="float" office:value="39.249">
            <text:p>39.249</text:p>
          </table:table-cell>
          <table:table-cell office:value-type="float" office:value="-75.469">
            <text:p>-75.469</text:p>
          </table:table-cell>
          <table:table-cell office:value-type="float" office:value="2070.0">
            <text:p>20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79">
            <text:p>-2.79</text:p>
          </table:table-cell>
          <table:table-cell office:value-type="float" office:value="0.7919">
            <text:p>0.7919</text:p>
          </table:table-cell>
          <table:table-cell office:value-type="float" office:value="0.7919">
            <text:p>0.7919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693">
            <text:p>GrA-9693</text:p>
          </table:table-cell>
          <table:table-cell office:value-type="float" office:value="39.247">
            <text:p>39.247</text:p>
          </table:table-cell>
          <table:table-cell office:value-type="float" office:value="-75.469">
            <text:p>-75.469</text:p>
          </table:table-cell>
          <table:table-cell office:value-type="float" office:value="3530.0">
            <text:p>353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23">
            <text:p>-7.23</text:p>
          </table:table-cell>
          <table:table-cell office:value-type="float" office:value="0.7932">
            <text:p>0.7932</text:p>
          </table:table-cell>
          <table:table-cell office:value-type="float" office:value="0.7932">
            <text:p>0.7932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698">
            <text:p>GrA-9698</text:p>
          </table:table-cell>
          <table:table-cell office:value-type="float" office:value="39.246">
            <text:p>39.246</text:p>
          </table:table-cell>
          <table:table-cell office:value-type="float" office:value="-75.47">
            <text:p>-75.47</text:p>
          </table:table-cell>
          <table:table-cell office:value-type="float" office:value="3485.0">
            <text:p>3485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54">
            <text:p>-8.54</text:p>
          </table:table-cell>
          <table:table-cell office:value-type="float" office:value="0.7925">
            <text:p>0.7925</text:p>
          </table:table-cell>
          <table:table-cell office:value-type="float" office:value="0.7925">
            <text:p>0.7925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Inner_Delaware">
            <text:p>Inner_Delaware</text:p>
          </table:table-cell>
          <table:table-cell office:value-type="string" office:value="radiocarbon">
            <text:p>radiocarbon</text:p>
          </table:table-cell>
          <table:table-cell office:value-type="string" office:value="GrA-9719">
            <text:p>GrA-9719</text:p>
          </table:table-cell>
          <table:table-cell office:value-type="float" office:value="39.248">
            <text:p>39.248</text:p>
          </table:table-cell>
          <table:table-cell office:value-type="float" office:value="-75.469">
            <text:p>-75.469</text:p>
          </table:table-cell>
          <table:table-cell office:value-type="float" office:value="3320.0">
            <text:p>33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66">
            <text:p>-5.66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NikitinaEtal2000,EngelhartHorton2012">
            <text:p>NikitinaEtal2000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